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transparent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2">
      <style:table-cell-properties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2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12.3825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67229166666667cm" style:use-optimal-column-width="true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51354166666667cm" style:use-optimal-column-width="true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2.64583333333333cm" style:use-optimal-column-width="true"/>
    </style:style>
    <style:style style:name="ro1" style:family="table-row">
      <style:table-row-properties style:row-height="55.9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Outputs" table:style-name="ta1">
        <table:table-column table:style-name="co1" table:default-cell-style-name="ce4"/>
        <table:table-column table:style-name="co2" table:default-cell-style-name="ce13"/>
        <table:table-column table:style-name="co3" table:default-cell-style-name="ce1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2" table:number-columns-repeated="16371" table:default-cell-style-name="ce4"/>
        <table:table-row table:style-name="ro1">
          <table:table-cell office:value-type="string" table:style-name="ce2">
            <text:p>Nº</text:p>
          </table:table-cell>
          <table:table-cell office:value-type="string" table:style-name="ce3">
            <text:p>Source</text:p>
          </table:table-cell>
          <table:table-cell office:value-type="string" table:style-name="ce3">
            <text:p>Total Outputs</text:p>
          </table:table-cell>
          <table:table-cell office:value-type="string" table:style-name="ce3">
            <text:p>Annotated parameters (DBpedia)</text:p>
          </table:table-cell>
          <table:table-cell office:value-type="string" table:style-name="ce3">
            <text:p>Annotated parameters (GeoNames)</text:p>
          </table:table-cell>
          <table:table-cell office:value-type="string" table:style-name="ce3">
            <text:p>Special Parameters</text:p>
          </table:table-cell>
          <table:table-cell office:value-type="string" table:style-name="ce3">
            <text:p>Not found parameters</text:p>
          </table:table-cell>
          <table:table-cell office:value-type="string" table:style-name="ce2">
            <text:p>Not Annotated</text:p>
          </table:table-cell>
          <table:table-cell office:value-type="string" table:style-name="ce2">
            <text:p>Annotated</text:p>
          </table:table-cell>
          <table:table-cell office:value-type="string" table:style-name="ce2">
            <text:p>Testbed</text:p>
          </table:table-cell>
          <table:table-cell table:number-columns-repeated="2" table:style-name="ce4"/>
          <table:table-cell table:style-name="ce5"/>
          <table:table-cell table:number-columns-repeated="16371" table:style-name="ce4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6">
            <text:p>http://ws.geonames.org/countryInfo?country=ES</text:p>
          </table:table-cell>
          <table:table-cell office:value-type="float" office:value="16" table:style-name="ce4">
            <text:p>16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11" table:formula="msoxl:=(D2+E2)" table:style-name="ce4">
            <text:p>11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6">
            <text:p>http://ws.geonames.org/astergdem?lat=50.01&amp;lng=10.2&amp;type=XML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formula="msoxl:=(D3+E3)" table:style-name="ce4">
            <text:p>3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6">
            <text:p>http://ws.geonames.org/countryCode?lat=47.03&amp;lng=10.2&amp;type=xml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2" table:formula="msoxl:=(D4+E4)" table:style-name="ce4">
            <text:p>2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6">
            <text:p>http://ws.geonames.org/countrySubdivision?lat=47.03&amp;lng=10.2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msoxl:=(D5+E5)" table:style-name="ce4">
            <text:p>2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6">
            <text:p>http://ws.geonames.org/extendedFindNearby?lng=9&amp;lat=47.3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4" table:formula="msoxl:=(D6+E6)" table:style-name="ce4">
            <text:p>4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6">
            <text:p>http://ws.geonames.org/findNearbyPlaceName?lat=47.3&amp;lng=9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4" table:formula="msoxl:=(D7+E7)" table:style-name="ce4">
            <text:p>4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6">
            <text:p>http://ws.geonames.org/findNearbyPostalCodes?postalcode=28025&amp;country=ES&amp;radius=10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4" table:formula="msoxl:=(D8+E8)" table:style-name="ce4">
            <text:p>4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6">
            <text:p>http://ws.geonames.org/findNearbyStreetsOSM?lat=37.451&amp;lng=-122.18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formula="msoxl:=(D9+E9)" table:style-name="ce4">
            <text:p>1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6">
            <text:p>http://ws.geonames.org/findNearByWeatherXML?lat=43&amp;lng=-2</text:p>
          </table:table-cell>
          <table:table-cell office:value-type="float" office:value="16" table:style-name="ce4">
            <text:p>16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7" table:formula="msoxl:=(D10+E10)" table:style-name="ce4">
            <text:p>7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6">
            <text:p>http://ws.geonames.org/findNearbyWikipedia?postalcode=28025&amp;country=ES&amp;radius=10</text:p>
          </table:table-cell>
          <table:table-cell office:value-type="float" office:value="12" table:style-name="ce4">
            <text:p>12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8" table:formula="msoxl:=(D11+E11)" table:style-name="ce4">
            <text:p>8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6">
            <text:p>http://ws.geonames.org/findNearbyWikipedia?lat=47&amp;lng=9</text:p>
          </table:table-cell>
          <table:table-cell office:value-type="float" office:value="12" table:style-name="ce4">
            <text:p>12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8" table:formula="msoxl:=(D12+E12)" table:style-name="ce4">
            <text:p>8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6">
            <text:p>http://ws.geonames.org/findNearestIntersectionOSM?lat=37.451&amp;lng=-122.18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msoxl:=(D13+E13)" table:style-name="ce4">
            <text:p>2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6">
            <text:p>http://ws.geonames.org/ocean?lat=40.78343&amp;lng=-43.9662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msoxl:=(D14+E14)" table:style-name="ce4">
            <text:p>0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6">
            <text:p>http://ws.geonames.org/postalCodeSearch?placename=spain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4" table:formula="msoxl:=(D15+E15)" table:style-name="ce4">
            <text:p>4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6">
            <text:p>http://ws.geonames.org/postalCodeSearch?placename=spain&amp;postalcode=28025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4" table:formula="msoxl:=(D16+E16)" table:style-name="ce4">
            <text:p>4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6">
            <text:p>http://ws.geonames.org/timezone?lat=47.01&amp;lng=10.2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5" table:formula="msoxl:=(D17+E17)" table:style-name="ce4">
            <text:p>5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6">
            <text:p>http://ws.geonames.org/wikipediaBoundingBox?north=44.1&amp;south=-9.9&amp;east=-22.4&amp;west=55.2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office:value-type="float" office:value="8" table:formula="msoxl:=(D18+E18)" table:style-name="ce4">
            <text:p>8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6">
            <text:p>http://ws.geonames.org/cities?north=44.1&amp;south=-9.9&amp;east=-22.4&amp;west=55.2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4" table:formula="msoxl:=(D19+E19)" table:style-name="ce4">
            <text:p>4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6">
            <text:p>http://api.ipinfodb.com/v2/ip_query.php?key=1dd94f82b191e28efe402d2c0727fd250460f8dd2ec9926f5266d4ba2ca0f4c9&amp;ip=74.125.45.100&amp;timezone=false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9" table:formula="msoxl:=(D20+E20)" table:style-name="ce4">
            <text:p>9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6">
            <text:p>http://api.ipinfodb.com/v2/ip_query_country.php?key=1dd94f82b191e28efe402d2c0727fd250460f8dd2ec9926f5266d4ba2ca0f4c9&amp;ip=74.125.45.10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msoxl:=(D21+E21)" table:style-name="ce4">
            <text:p>2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6">
            <text:p>http://api.ipinfodb.com/v2/ip_query.php?key=1dd94f82b191e28efe402d2c0727fd250460f8dd2ec9926f5266d4ba2ca0f4c9&amp;ip=74.125.45.100&amp;timezone=true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float" office:value="10" table:formula="msoxl:=(D22+E22)" table:style-name="ce4">
            <text:p>10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6">
            <text:p>http://www.43places.com/service/search_places?api_key=1234&amp;q=madrid</text:p>
          </table:table-cell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formula="msoxl:=(D23+E23)" table:style-name="ce4">
            <text:p>3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6">
            <text:p>http://en.tixik.com/api/search?s=madrid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msoxl:=(D24+E24)" table:style-name="ce4">
            <text:p>2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6">
            <text:p>http://en.tixik.com/api/nearby?lat=36.106121163930377&amp;lng=28.077621459960938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msoxl:=(D25+E25)" table:style-name="ce4">
            <text:p>2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6">
            <text:p>http://api.thedealmap.com/search/deals/?l=seattle&amp;q=pizza</text:p>
          </table:table-cell>
          <table:table-cell office:value-type="float" office:value="32" table:style-name="ce4">
            <text:p>32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office:value-type="float" office:value="9" table:formula="msoxl:=(D26+E26)" table:style-name="ce4">
            <text:p>9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string" table:style-name="ce6">
            <text:p>http://api.themoviedb.org/2.1/Person.search/en/xml/5a12c6ca2a67171b0056faeb083b3bb1/Brad+Pitt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msoxl:=(D27+E27)" table:style-name="ce4">
            <text:p>0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6">
            <text:p>http://api.themoviedb.org/2.1/Movie.search/en/xml/5a12c6ca2a67171b0056faeb083b3bb1/Transformers</text:p>
          </table:table-cell>
          <table:table-cell office:value-type="float" office:value="24" table:style-name="ce4">
            <text:p>24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formula="msoxl:=(D28+E28)" table:style-name="ce4">
            <text:p>3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table:style-name="ce6">
            <text:p>http://api.eventful.com/rest/events/search?app_key=p4t8BFcLDtCzpxdS&amp;location=Madrid</text:p>
          </table:table-cell>
          <table:table-cell office:value-type="float" office:value="45" table:style-name="ce4">
            <text:p>45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13" table:style-name="ce4">
            <text:p>13</text:p>
          </table:table-cell>
          <table:table-cell office:value-type="float" office:value="13" table:formula="msoxl:=(D29+E29)" table:style-name="ce4">
            <text:p>13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6">
            <text:p>http://api.eventful.com/rest/venues/search?app_key=p4t8BFcLDtCzpxdS&amp;location=Madrid</text:p>
          </table:table-cell>
          <table:table-cell office:value-type="float" office:value="26" table:style-name="ce4">
            <text:p>26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float" office:value="12" table:formula="msoxl:=(D30+E30)" table:style-name="ce4">
            <text:p>12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string" table:style-name="ce6">
            <text:p>http://where.yahooapis.com/geocode?location=701+First+Ave,+Sunnyvale,+CA&amp;appid=pIpjmVTV34FUdIkMmvq3q4exVQB8YvgH5b3LSzYyosLgYoQweilTTQJ5egmueRI-</text:p>
          </table:table-cell>
          <table:table-cell office:value-type="float" office:value="28" table:style-name="ce4">
            <text:p>28</text:p>
          </table:table-cell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0" table:formula="msoxl:=(D31+E31)" table:style-name="ce4">
            <text:p>10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6">
            <text:p>http://where.yahooapis.com/geocode?name=Yosemite+National+Park&amp;appid=pIpjmVTV34FUdIkMmvq3q4exVQB8YvgH5b3LSzYyosLgYoQweilTTQJ5egmueRI-</text:p>
          </table:table-cell>
          <table:table-cell office:value-type="float" office:value="26" table:style-name="ce4">
            <text:p>26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7" table:formula="msoxl:=(D32+E32)" table:style-name="ce4">
            <text:p>7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string" table:style-name="ce6">
            <text:p>http://where.yahooapis.com/geocode?woeid=12797523&amp;appid=pIpjmVTV34FUdIkMmvq3q4exVQB8YvgH5b3LSzYyosLgYoQweilTTQJ5egmueRI-</text:p>
          </table:table-cell>
          <table:table-cell office:value-type="float" office:value="24" table:style-name="ce4">
            <text:p>24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float" office:value="9" table:formula="msoxl:=(D33+E33)" table:style-name="ce4">
            <text:p>9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6">
            <text:p>http://where.yahooapis.com/geocode?line1=100+Market+St.&amp;line2=San+Francisco,+CA&amp;appid=pIpjmVTV34FUdIkMmvq3q4exVQB8YvgH5b3LSzYyosLgYoQweilTTQJ5egmueRI-</text:p>
          </table:table-cell>
          <table:table-cell office:value-type="float" office:value="28" table:style-name="ce4">
            <text:p>28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9" table:style-name="ce4">
            <text:p>9</text:p>
          </table:table-cell>
          <table:table-cell office:value-type="float" office:value="9" table:formula="msoxl:=(D34+E34)" table:style-name="ce4">
            <text:p>9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string" table:style-name="ce6">
            <text:p>http://where.yahooapis.com/geocode?house=151&amp;street=3rd+St&amp;postal=94103&amp;city=San+Francisco&amp;state=CA&amp;country=US&amp;appid=pIpjmVTV34FUdIkMmvq3q4exVQB8YvgH5b3LSzYyosLgYoQweilTTQJ5egmueRI-</text:p>
          </table:table-cell>
          <table:table-cell office:value-type="float" office:value="28" table:style-name="ce4">
            <text:p>28</text:p>
          </table:table-cell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0" table:formula="msoxl:=(D35+E35)" table:style-name="ce4">
            <text:p>10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6">
            <text:p>http://where.yahooapis.com/geocode?location=Eiffel+Tower&amp;locale=fr_FR&amp;appid=pIpjmVTV34FUdIkMmvq3q4exVQB8YvgH5b3LSzYyosLgYoQweilTTQJ5egmueRI-</text:p>
          </table:table-cell>
          <table:table-cell office:value-type="float" office:value="26" table:style-name="ce4">
            <text:p>26</text:p>
          </table:table-cell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office:value-type="float" office:value="10" table:formula="msoxl:=(D36+E36)" table:style-name="ce4">
            <text:p>10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string" table:style-name="ce6">
            <text:p>http://where.yahooapis.com/geocode?location=37.787082+-122.400929&amp;gflags=R&amp;appid=pIpjmVTV34FUdIkMmvq3q4exVQB8YvgH5b3LSzYyosLgYoQweilTTQJ5egmueRI-</text:p>
          </table:table-cell>
          <table:table-cell office:value-type="float" office:value="28" table:style-name="ce4">
            <text:p>28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float" office:value="12" table:formula="msoxl:=(D37+E37)" table:style-name="ce4">
            <text:p>12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6">
            <text:p>http://api2.citysearch.com/search/locations?what=bakery&amp;where=91101&amp;publisher=acme&amp;api_key=dwak67nmwcua6t3zwqw47ysd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float" office:value="5" table:formula="msoxl:=(D38+E38)" table:style-name="ce4">
            <text:p>5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string" table:style-name="ce6">
            <text:p>http://api2.citysearch.com/reviews/?where=90069&amp;tag_name=restaurant&amp;publisher=acme&amp;api_key=dwak67nmwcua6t3zwqw47ysd</text:p>
          </table:table-cell>
          <table:table-cell office:value-type="float" office:value="14" table:style-name="ce4">
            <text:p>14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formula="msoxl:=(D39+E39)" table:style-name="ce4">
            <text:p>3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6">
            <text:p>http://projects.latimes.com/mapping-la/api/v1/neighborhood/getList.xml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msoxl:=(D40+E40)" table:style-name="ce4">
            <text:p>0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string" table:style-name="ce6">
            <text:p>http://api.waldstat.com/locations.xml?api_key=4dd4ba82a4f0457bce5d4b4975064bb28ced74fc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formula="msoxl:=(D41+E41)" table:style-name="ce4">
            <text:p>3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6">
            <text:p>http://api.waldstat.com/locations/39.xml?api_key=4dd4ba82a4f0457bce5d4b4975064bb28ced74fc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formula="msoxl:=(D42+E42)" table:style-name="ce4">
            <text:p>3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string" table:style-name="ce6">
            <text:p>http://nominatim.openstreetmap.org/search?q=135+pilkington+avenue,+birmingham&amp;format=xml&amp;polygon=1&amp;addressdetails=1</text:p>
          </table:table-cell>
          <table:table-cell office:value-type="float" office:value="26" table:style-name="ce4">
            <text:p>26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14" table:style-name="ce4">
            <text:p>14</text:p>
          </table:table-cell>
          <table:table-cell office:value-type="float" office:value="14" table:formula="msoxl:=(D43+E43)" table:style-name="ce4">
            <text:p>14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6">
            <text:p>http://nominatim.openstreetmap.org/search/135%20pilkington%20avenue,%20birmingham?format=xml&amp;polygon=1&amp;addressdetails=1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msoxl:=(D44+E44)" table:style-name="ce4">
            <text:p>0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string" table:style-name="ce6">
            <text:p>http://nominatim.openstreetmap.org/search/gb/birmingham/pilkington%20avenue/135?format=xml&amp;polygon=1&amp;addressdetails=1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msoxl:=(D45+E45)" table:style-name="ce4">
            <text:p>0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6">
            <text:p>http://nominatim.openstreetmap.org/reverse?format=xml&amp;lat=40.4167&amp;lon=-3.7003&amp;zoom=18&amp;addressdetails=1</text:p>
          </table:table-cell>
          <table:table-cell office:value-type="float" office:value="14" table:style-name="ce4">
            <text:p>14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7" table:formula="msoxl:=(D46+E46)" table:style-name="ce4">
            <text:p>7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string" table:style-name="ce6">
            <text:p>http://unlock.edina.ac.uk/ws/nameSearch?&amp;name=Madrid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9" table:formula="msoxl:=(D47+E47)" table:style-name="ce4">
            <text:p>9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6">
            <text:p>http://unlock.edina.ac.uk/ws/nameAndFeatureSearch?name=Edinburgh&amp;featureType=cities&amp;gazetteer=os&amp;format=gcw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float" office:value="12" table:formula="msoxl:=(D48+E48)" table:style-name="ce4">
            <text:p>12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string" table:style-name="ce6">
            <text:p>http://unlock.edina.ac.uk/ws/spatialNameSearch?name=Waverley&amp;minx=-3.35081720352173&amp;miny=55.87272644042972&amp;maxx=-2.01274991035461&amp;maxy=55.9947509765625&amp;format=gcw&amp;operator=within&amp;gazetteer=os</text:p>
          </table:table-cell>
          <table:table-cell office:value-type="float" office:value="18" table:style-name="ce4">
            <text:p>18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float" office:value="10" table:formula="msoxl:=(D49+E49)" table:style-name="ce4">
            <text:p>10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6">
            <text:p>http://unlock.edina.ac.uk/ws/uniqueNameSearch?name=Edinburgh&amp;gazetteer=os&amp;format=gcw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4">
            <text:p>12</text:p>
          </table:table-cell>
          <table:table-cell office:value-type="float" office:value="12" table:formula="msoxl:=(D50+E50)" table:style-name="ce4">
            <text:p>12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string" table:style-name="ce6">
            <text:p>http://api.kumutu.com/0.4/activities/get.xml?apikey=7235958094ced53f143b672.81123582&amp;country=GB</text:p>
          </table:table-cell>
          <table:table-cell office:value-type="float" office:value="37" table:style-name="ce4">
            <text:p>37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float" office:value="6" table:formula="msoxl:=(D51+E51)" table:style-name="ce4">
            <text:p>6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6">
            <text:p>http://api.kumutu.com/0.4/countries/get.xml?apikey=7235958094ced53f143b672.81123582&amp;country=GB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msoxl:=(D52+E52)" table:style-name="ce4">
            <text:p>2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string" table:style-name="ce6">
            <text:p>http://api.kumutu.com/0.4/regions/get.xml?apikey=7235958094ced53f143b672.81123582&amp;country=GB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msoxl:=(D53+E53)" table:style-name="ce4">
            <text:p>2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6">
            <text:p>http://api.minube.com/locations/countries.xml?api_key=e8a74804a802b53f0c9c3197c185bcac&amp;name=italia</text:p>
          </table:table-cell>
          <table:table-cell office:value-type="float" office:value="12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4" table:formula="msoxl:=(D54+E54)" table:style-name="ce4">
            <text:p>4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54" table:style-name="ce4">
            <text:p>54</text:p>
          </table:table-cell>
          <table:table-cell office:value-type="string" table:style-name="ce6">
            <text:p>http://api.minube.com/locations/cities.xml?api_key=e8a74804a802b53f0c9c3197c185bcac&amp;name=madrid</text:p>
          </table:table-cell>
          <table:table-cell office:value-type="float" office:value="12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4" table:formula="msoxl:=(D55+E55)" table:style-name="ce4">
            <text:p>4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string" table:style-name="ce6">
            <text:p>http://api.minube.com/places/pois.xml?api_key=e8a74804a802b53f0c9c3197c185bcac&amp;city=madrid&amp;country=espa%C3%B1a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formula="msoxl:=(D56+E56)" table:style-name="ce4">
            <text:p>3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56" table:style-name="ce4">
            <text:p>56</text:p>
          </table:table-cell>
          <table:table-cell office:value-type="string" table:style-name="ce6">
            <text:p>http://api.minube.com/places/coordinates.xml?api_key=e8a74804a802b53f0c9c3197c185bcac&amp;latitude=52.2679&amp;longitude=4.54327</text:p>
          </table:table-cell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formula="msoxl:=(D57+E57)" table:style-name="ce4">
            <text:p>3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string" table:style-name="ce6">
            <text:p>http://trustedplaces.com/api/rest/place/geo/?lng=-0.126236&amp;lat=51.500152&amp;rad=500&amp;key=6adc6c8c5ae40f06734cddf09a0199f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msoxl:=(D58+E58)" table:style-name="ce4">
            <text:p>0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string" table:style-name="ce6">
            <text:p>http://trustedplaces.com/api/rest/place/geo?country=spain&amp;city=madrid&amp;key=6adc6c8c5ae40f06734cddf09a0199f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msoxl:=(D59+E59)" table:style-name="ce4">
            <text:p>0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string" table:style-name="ce6">
            <text:p>http://api.emusic.com/label/search?apiKey=xa572k4ahavg7zftcg82t3np&amp;term=orchard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msoxl:=(D60+E60)" table:style-name="ce4">
            <text:p>0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2">
          <table:table-cell office:value-type="float" office:value="60" table:style-name="ce8">
            <text:p>60</text:p>
          </table:table-cell>
          <table:table-cell office:value-type="string" table:style-name="ce9">
            <text:p>http://api.emusic.com/artist/search?apiKey=xa572k4ahavg7zftcg82t3np&amp;term=bob+marley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msoxl:=(D61+E61)" table:style-name="ce16">
            <text:p>0</text:p>
          </table:table-cell>
          <table:table-cell table:number-columns-repeated="2" table:style-name="ce7"/>
          <table:table-cell table:style-name="ce4"/>
          <table:table-cell table:style-name="ce7"/>
          <table:table-cell table:number-columns-repeated="16370"/>
        </table:table-row>
        <table:table-row table:style-name="ro3">
          <table:table-cell table:style-name="ce10"/>
          <table:table-cell office:value-type="string" table:style-name="ce11">
            <text:p>TOTAL</text:p>
          </table:table-cell>
          <table:table-cell office:value-type="float" office:value="862" table:style-name="ce10">
            <text:p>862</text:p>
          </table:table-cell>
          <table:table-cell office:value-type="float" office:value="202" table:style-name="ce10">
            <text:p>202</text:p>
          </table:table-cell>
          <table:table-cell office:value-type="float" office:value="113" table:style-name="ce10">
            <text:p>113</text:p>
          </table:table-cell>
          <table:table-cell office:value-type="float" office:value="298" table:style-name="ce10">
            <text:p>298</text:p>
          </table:table-cell>
          <table:table-cell office:value-type="float" office:value="89" table:style-name="ce10">
            <text:p>89</text:p>
          </table:table-cell>
          <table:table-cell office:value-type="float" office:value="160" table:style-name="ce10">
            <text:p>160</text:p>
          </table:table-cell>
          <table:table-cell office:value-type="float" office:value="315" table:style-name="ce10">
            <text:p>315</text:p>
          </table:table-cell>
          <table:table-cell office:value-type="float" office:value="315" table:formula="msoxl:=SUM(J2:J61)" table:style-name="ce10">
            <text:p>315</text:p>
          </table:table-cell>
          <table:table-cell table:style-name="ce12"/>
          <table:table-cell table:style-name="ce7"/>
          <table:table-cell table:style-name="ce4"/>
          <table:table-cell table:style-name="ce12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4">
          <table:table-cell table:style-name="ce4"/>
          <table:table-cell table:style-name="ce15"/>
          <table:table-cell table:style-name="ce14"/>
          <table:table-cell table:number-columns-repeated="16381" table:style-name="ce4"/>
        </table:table-row>
        <table:table-row table:number-rows-repeated="104851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vsaquicela </meta:initial-creator>
    <dc:creator>lmvilches</dc:creator>
    <meta:creation-date>2010-12-13T15:17:37Z</meta:creation-date>
    <dc:date>2012-08-23T18:23:10Z</dc:date>
    <meta:editing-cycles>1</meta:editing-cycles>
    <meta:editing-duration>PT18S</meta:editing-duration>
  </office:meta>
</office:document-meta>
</file>